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text-autospace="none"/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paragraph-properties style:text-autospace="none"/>
      <style:text-properties style:font-name="Century Gothic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Century Gothic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name-complex="Arial" style:font-size-complex="9pt"/>
    </style:style>
    <style:style style:name="P9" style:family="paragraph" style:parent-style-name="Standard">
      <style:paragraph-properties style:text-autospace="none"/>
      <style:text-properties style:font-name="Century Gothic" fo:font-size="9pt" style:font-size-asian="9pt" style:font-name-complex="Arial" style:font-size-complex="9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size-complex="9pt"/>
    </style:style>
    <style:style style:name="P11" style:family="paragraph" style:parent-style-name="Standard">
      <style:paragraph-properties style:text-autospace="none"/>
      <style:text-properties style:font-name="Century Gothic" fo:font-size="9pt" style:font-size-asian="9pt" style:font-size-complex="9pt"/>
    </style:style>
    <style:style style:name="P12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name-complex="Arial" style:font-size-complex="8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size-complex="8pt"/>
    </style:style>
    <style:style style:name="P15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size-complex="9pt"/>
    </style:style>
    <style:style style:name="P16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7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8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9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Heading">
      <style:paragraph-properties fo:text-align="start" style:justify-single-word="false"/>
      <style:text-properties style:font-name="Century Gothic" fo:font-size="11pt" fo:language="en" fo:country="US" fo:font-weight="normal" style:font-size-asian="11pt" style:font-weight-asian="normal" style:font-name-complex="Century Gothic" style:font-weight-complex="normal"/>
    </style:style>
    <style:style style:name="T1" style:family="text">
      <style:text-properties style:font-name-complex="Century Gothic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text-line-through-style="solid" style:font-name-complex="Arial"/>
    </style:style>
    <style:style style:name="T7" style:family="text">
      <style:text-properties fo:font-style="italic" style:font-style-asian="italic" style:font-name-complex="Arial" style:font-style-complex="italic"/>
    </style:style>
    <style:style style:name="T8" style:family="text">
      <style:text-properties style:text-position="super 58%" fo:font-style="italic" fo:font-weight="bold" style:font-style-asian="italic" style:font-weight-asian="bold" style:font-name-complex="Arial"/>
    </style:style>
    <style:style style:name="T9" style:family="text">
      <style:text-properties style:text-position="super 58%" fo:font-weight="bold" style:font-weight-asian="bold" style:font-name-complex="Ari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STATEMENT BY AN EXEMPT PRIVATE COMPANY EXEMPT FROM AUDIT</text:p>
      <text:p text:style-name="P3">REQUIREMENTS UNDER SECTION 205C(3) OF THE COMPANIES ACT</text:p>
      <text:p text:style-name="P6"/>
      <text:p text:style-name="P6"/>
      <text:p text:style-name="P6"/>
      <text:p text:style-name="P4"><text:span text:style-name="T1">Name of Company<text:tab/> <text:s text:c="3"/>: <text:s text:c="2"/></text:span><text:span text:style-name="T2">AAA</text:span></text:p>
      <text:p text:style-name="P20"/>
      <text:p text:style-name="P20"/>
      <text:p text:style-name="P7"><text:span text:style-name="T3">Registration Number <text:s text:c="3"/></text:span><text:span text:style-name="T2">: <text:s/></text:span><text:span text:style-name="T5"><text:s/>BBB</text:span></text:p>
      <text:p text:style-name="P6"/>
      <text:p text:style-name="P5"/>
      <text:p text:style-name="P10"><text:span text:style-name="T6">I</text:span><text:span text:style-name="T2">/We, the director(s) of the abovementioned company, hereby declare that/on behalf of the Board of Directors that* —</text:span></text:p>
      <text:p text:style-name="P8"/>
      <text:p text:style-name="P8"/>
      <text:p text:style-name="P15"><text:span text:style-name="T2">(</text:span><text:span text:style-name="T7">a</text:span><text:span text:style-name="T2">)<text:tab/>as at the end of the financial period</text:span><text:span text:style-name="T8">2</text:span><text:span text:style-name="T4"> </text:span><text:span text:style-name="T2">from</text:span><text:span text:style-name="T4"> </text:span><text:span text:style-name="T10">D1M1YYY1 to DDMMYYYY</text:span><text:span text:style-name="T8"> </text:span><text:span text:style-name="T2">(“the year”) , the Company is exempt from audit requirements as its revenue in the year does not exceed the prescribed amount namely </text:span><text:span text:style-name="T11">S$5 million</text:span><text:span text:style-name="T9">3</text:span><text:span text:style-name="T2"> from the date of incorporation/</text:span><text:span text:style-name="T6">since</text:span><text:span text:style-name="T2"> </text:span><text:span text:style-name="T6">the end of the previous financial year</text:span><text:span text:style-name="T2">*;</text:span></text:p>
      <text:p text:style-name="P17"/>
      <text:p text:style-name="P15"><text:span text:style-name="T2">(</text:span><text:span text:style-name="T7">b</text:span><text:span text:style-name="T2">)<text:tab/>no notice has been received from any members under Section 205B(6) requiring the Company to obtain an audit of its accounts in relation to the year; and</text:span></text:p>
      <text:p text:style-name="P18"/>
      <text:p text:style-name="P16">(c)<text:tab/>the accounting and other records required to be kept by the Company in accordance with Section 199 of the Companies Act have been so kept.</text:p>
      <text:p text:style-name="P9"/>
      <text:p text:style-name="P9"/>
      <text:p text:style-name="P11"><text:span text:style-name="T2">Dated : </text:span></text:p>
      <text:p text:style-name="P9"/>
      <text:p text:style-name="P9"/>
      <text:p text:style-name="P9"/>
      <text:p text:style-name="P9"/>
      <text:p text:style-name="P11"><text:span text:style-name="T2">____________________________________________<text:tab/> <text:s text:c="20"/>____________________________________________ <text:s text:c="3"/></text:span></text:p>
      <text:p text:style-name="P11"><text:span text:style-name="T2">Signature of Director<text:tab/><text:tab/><text:tab/> <text:s text:c="7"/><text:tab/><text:tab/> <text:s text:c="5"/>Signature of Director</text:span></text:p>
      <text:p text:style-name="P12"><text:span text:style-name="T2">Name of Director : </text:span><text:span text:style-name="T4">CCC <text:s text:c="64"/></text:span><text:span text:style-name="T2">Name of Director :</text:span><text:span text:style-name="T4"> DDD</text:span></text:p>
      <text:p text:style-name="P9"/>
      <text:p text:style-name="P9"/>
      <text:p text:style-name="P2"/>
      <text:p text:style-name="P1"/>
      <text:p text:style-name="P13">* Delete where inapplicable</text:p>
      <text:p text:style-name="P13">______________________________</text:p>
      <text:p text:style-name="P13"/>
      <text:p text:style-name="P13">2 State period of financial year (“FY”) e.g. 1 June 2003 to 31 May 2004.</text:p>
      <text:p text:style-name="P14"><text:span text:style-name="T2">3 State the prescribed amount, i.e. $2.5 million (for FY commencing 15 May 2003) or $5 million (for FY commencing 1 June 2004). For a period which is less than 12 calendar months, the prescribed amount shall be proportionately adj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11T13:09:00</meta:creation-date>
    <dc:creator>Sally Khor</dc:creator>
    <dc:date>2015-05-11T13:09:00</dc:date>
    <meta:print-date>2015-04-28T00:42:00</meta:print-date>
    <meta:editing-cycles>2</meta:editing-cycles>
    <meta:editing-duration>P15824DT17H31M44S</meta:editing-duration>
    <meta:document-statistic meta:table-count="0" meta:image-count="0" meta:object-count="0" meta:page-count="1" meta:paragraph-count="16" meta:word-count="228" meta:character-count="1531" meta:non-whitespace-character-count="1200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